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c311" officeooo:paragraph-rsid="0002c311"/>
    </style:style>
    <style:style style:name="P2" style:family="paragraph" style:parent-style-name="Standard">
      <style:text-properties officeooo:rsid="000327c7" officeooo:paragraph-rsid="000327c7"/>
    </style:style>
    <style:style style:name="P3" style:family="paragraph" style:parent-style-name="Standard">
      <style:text-properties fo:language="fr" fo:country="FR" officeooo:rsid="0002c311" officeooo:paragraph-rsid="000327c7"/>
    </style:style>
    <style:style style:name="P4" style:family="paragraph" style:parent-style-name="Standard">
      <style:text-properties fo:language="fr" fo:country="FR" officeooo:rsid="0002c311" officeooo:paragraph-rsid="0002c311"/>
    </style:style>
    <style:style style:name="P5" style:family="paragraph" style:parent-style-name="Standard">
      <style:text-properties fo:language="fr" fo:country="FR" officeooo:paragraph-rsid="0004cc8f"/>
    </style:style>
    <style:style style:name="P6" style:family="paragraph" style:parent-style-name="Standard">
      <style:text-properties fo:language="fr" fo:country="FR" officeooo:rsid="000327c7" officeooo:paragraph-rsid="000327c7"/>
    </style:style>
    <style:style style:name="P7" style:family="paragraph" style:parent-style-name="Header">
      <style:paragraph-properties fo:text-align="center" style:justify-single-word="false"/>
      <style:text-properties officeooo:rsid="0002c311" officeooo:paragraph-rsid="0002c311"/>
    </style:style>
    <style:style style:name="T1" style:family="text">
      <style:text-properties officeooo:rsid="0002c311"/>
    </style:style>
    <style:style style:name="T2" style:family="text">
      <style:text-properties officeooo:rsid="000327c7"/>
    </style:style>
    <style:style style:name="T3" style:family="text">
      <style:text-properties officeooo:rsid="0004cc8f"/>
    </style:style>
    <style:style style:name="T4" style:family="text">
      <style:text-properties fo:language="fr" fo:country="F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6">Jouer les Objets</text:p>
      <text:p text:style-name="Standard"/>
      <text:p text:style-name="P3">Pour la fonction de jouer (openObject()), il faut la d<text:span text:style-name="T3">é</text:span>clarer dans la classe Base aussi pour <text:span text:style-name="T3">é</text:span>viter des erreurs de compi<text:span text:style-name="T3">l</text:span>ation quand on appelle à la méthod<text:span text:style-name="T3">e</text:span> pour un objet que l'on ne sait pas si est un objet d<text:span text:style-name="T3">u</text:span> type Photo, Video ou Film. De ce<text:span text:style-name="T3">tte</text:span> manière, si un objet Base appelle cette méthode il ne fera rien, mais si l<text:span text:style-name="T3">'</text:span>objet est d'autre type il appe<text:span text:style-name="T3">l</text:span>lera <text:span text:style-name="T3">à</text:span> la méthode de sa classe. </text:p>
      <text:p text:style-name="P1"/>
      <text:p text:style-name="P5"><text:span text:style-name="T1">Nous avons rencontré un problème à l'heure de jouer les objets multimédias. Quand nous appelons au système avec “imagej img &amp;” ou “mpv video &amp;”, nous n'obtenons pas un résultat. Par conséquent, nous l'avons résolu en utilisant une autre command (“xdg-open”, qui ouvre le fichier suivant avec le programme par défaut). Sinon, autre solution sera de supprimer le “&amp;”, mais pour le serveur d'après, il sera bloqué, et cela ne nous </text:span>intéress<text:span text:style-name="T3">e pas. </text:span></text:p>
      <text:p text:style-name="P1"/>
      <text:p text:style-name="P6">Tableau de Type Base</text:p>
      <text:p text:style-name="P1"/>
      <text:p text:style-name="P4">Quand nous créons un tableau, nous pouvons d<text:span text:style-name="T3">é</text:span>clarer qu'il contiendra des objets d<text:span text:style-name="T3">u</text:span> type Base, mais comme les autres objets h<text:span text:style-name="T2">éritent de Base, on peut ajouter aussi ces objets (Photo, Video et Film). Ce tableau sera un pointer de pointers. Et lorsqu'on appelle une méthode pour un objet, on appellera la méthode de l'objet pointé.</text:span></text:p>
      <text:p text:style-name="P1"/>
      <text:p text:style-name="P2">Film</text:p>
      <text:p text:style-name="P2"/>
      <text:p text:style-name="P6">Pour avoir plein contrôle sur ses données (de Film), il faut que le tableau avec la durée des chapitres <text:s/>soit un pointer. </text:p>
      <text:p text:style-name="P2"/>
      <text:p text:style-name="P6">De<text:span text:style-name="T3">s</text:span>tructeur</text:p>
      <text:p text:style-name="P2"/>
      <text:p text:style-name="P6">Le destructeur d<text:span text:style-name="T3">é</text:span>truit l'objet crée, mais dans le cas de Film, il y a aussi autre pointer qui ne sera pas d<text:span text:style-name="T3">étruit</text:span> si on ne le d<text:span text:style-name="T3">é</text:span>truit pas. De ce<text:span text:style-name="T3">tte</text:span> façon, il faut d<text:span text:style-name="T3">é</text:span>truire le tableau avec les durées des chapitres dans le destructeur de Film.</text:p>
      <text:p text:style-name="P2"/>
      <text:p text:style-name="P6">Groupe</text:p>
      <text:p text:style-name="P2"/>
      <text:p text:style-name="P6">Pour un group<text:span text:style-name="T3">e</text:span>, il faut un de<text:span text:style-name="T3">s</text:span>tructeur pour supprimer le groupe, mais il ne faut pas d<text:span text:style-name="T3">é</text:span>truire les objets contenu<text:span text:style-name="T3">s</text:span> par le group<text:span text:style-name="T3">e</text:span>. Le de<text:span text:style-name="T3">s</text:span>tructeur donc servira seulement pour d<text:span text:style-name="T3">é</text:span>truire l'objet group<text:span text:style-name="T3">e</text:span>.</text:p>
      <text:p text:style-name="P2"/>
      <text:p text:style-name="P6">Le group<text:span text:style-name="T3">e</text:span> sera une liste de pointers <text:span text:style-name="T3">aux</text:span> objets, sinon, les objets d<text:span text:style-name="T3">u</text:span> groupe seront <text:span text:style-name="T3">détruits</text:span> quand le group<text:span text:style-name="T3">e</text:span> fasse la de<text:span text:style-name="T3">s</text:span>truction.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02c311" officeooo:paragraph-rsid="0002c3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tab/>INF224 TP<text:tab/>Silvia ORUBE LOPEZ</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19:04:36.777047011</meta:creation-date>
    <dc:date>2015-11-16T19:50:26.859206109</dc:date>
    <meta:editing-duration>PT14M49S</meta:editing-duration>
    <meta:editing-cycles>1</meta:editing-cycles>
    <meta:document-statistic meta:table-count="0" meta:image-count="0" meta:object-count="0" meta:page-count="1" meta:paragraph-count="13" meta:word-count="338" meta:character-count="1932" meta:non-whitespace-character-count="1601"/>
    <meta:generator>LibreOffice/4.2.8.2$Linux_X86_64 LibreOffice_project/420m0$Build-2</meta:generator>
  </office:meta>
</office:document-meta>
</file>